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6.6861in"/>
    </style:style>
    <style:style style:name="Table1" style:family="table" style:master-page-name="MP0">
      <style:table-properties style:width="6.6861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0.0069in solid #000000" style:writing-mode="lr-tb" fo:padding-top="0in" fo:padding-left="0.075in" fo:padding-bottom="0in" fo:padding-right="0.075in"/>
    </style:style>
    <style:style style:name="P5" style:parent-style-name="Standard" style:family="paragraph">
      <style:paragraph-properties fo:break-before="page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Descripció: Aplicació de visualitzacions de series.</text:p>
          </table:table-cell>
        </table:table-row>
        <table:table-row table:style-name="TableRow6">
          <table:table-cell table:style-name="TableCell7">
            <text:p text:style-name="Standard">Actors: Usuari</text:p>
          </table:table-cell>
        </table:table-row>
        <table:table-row table:style-name="TableRow8">
          <table:table-cell table:style-name="TableCell9">
            <text:p text:style-name="Standard">Precondicions: Usuari ha d’estar o no registrat.</text:p>
          </table:table-cell>
        </table:table-row>
        <table:table-row table:style-name="TableRow10">
          <table:table-cell table:style-name="TableCell11">
            <text:p text:style-name="Standard">Flux Bàsic: (Usuari registrat [Pot ser VIP o normal])<text:s/></text:p>
            <text:p text:style-name="Standard"/>
            <text:p text:style-name="Standard">1) Usuari inicia l’aplicació i apareix el catàleg de series.</text:p>
            <text:p text:style-name="Standard"/>
            <text:p text:style-name="Standard">2) El catàleg mostra totes les series que pot veure l’usuari juntament amb les valoracions de cada <text:s text:c="3"/>sèrie.</text:p>
            <text:p text:style-name="Standard"/>
            <text:p text:style-name="Standard">3) Usuari<text:s/>selecciona una sèrie i l’aplicació entra en aquesta.</text:p>
            <text:p text:style-name="Standard"/>
            <text:p text:style-name="Standard">4) L’aplicació mostra al usuari una breu descripció juntament amb el número de temporades, elenc i la valoració dels usuaris.</text:p>
            <text:p text:style-name="Standard"/>
            <text:p text:style-name="Standard">5) L’usuari escull una temporada de la sèrie i l’aplicació mostra el número de capítols que té aquesta.</text:p>
            <text:p text:style-name="Standard"/>
            <text:p text:style-name="Standard">6) L’usuari pot visualitzar només un capítol alhora. En el cas de que vulgui visualitzar més d’un sortirà un missatge d’error.</text:p>
            <text:p text:style-name="Standard"/>
            <text:p text:style-name="Standard">7) Desprès de visualitzar el capítol, l’usuari pot valorar i comentar el capítol i la sèrie. També pot descarregar el capítol.</text:p>
            <text:p text:style-name="Standard"/>
            <text:p text:style-name="Standard">8) Al descarregar el capítol s’ha de realitzar un import d’un valor 1€ per cada capítol descarregat que s’anirà acumulant fins a final de mes que és quan s’haurà de pagar. En el cas de que l’usuari sigui VIP tindrà un 10% de descompte en aquest import.</text:p>
            <text:p text:style-name="Standard"><text:s text:c="3"/></text:p>
            <text:p text:style-name="Standard"/>
          </table:table-cell>
        </table:table-row>
        <table:table-row table:style-name="TableRow12">
          <table:table-cell table:style-name="TableCell13">
            <text:p text:style-name="Standard">Flux Alternatiu: (Usuari no registrat)</text:p>
            <text:p text:style-name="Standard"/>
            <text:p text:style-name="Standard">3.a) Al seleccionar una sèrie l’aplicació mostrarà un missatge d’error dient que l’usuari no està registrat i a continuació sortirà un pop-up/el rediriccionarà cap a un altre pàgina on podrà<text:s/></text:p>
            <text:p text:style-name="Standard">registrar-se.<text:s/></text:p>
            <text:p text:style-name="Standard">Al registrar-se ha de introduir una sèrie de dades corresponents: nom, contrasenya, data de naixement i nacionalitat. També caldrà que esculli si vol ser VIP o no i en cas positiu haurà de fer els processos necessaris per ser-ho.</text:p>
            <text:p text:style-name="Standard"/>
          </table:table-cell>
        </table:table-row>
        <table:table-row table:style-name="TableRow14">
          <table:table-cell table:style-name="TableCell15">
            <text:p text:style-name="Standard">Postcondicions: El capítol reproduït es marca com a Vist.</text:p>
          </table:table-cell>
        </table:table-row>
      </table:table>
      <text:p text:style-name="Normal">Casos d’us TotSeries: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ran Diaz Ruiz</dc:creator>
    <meta:creation-date>2016-10-03T08:38:00Z</meta:creation-date>
    <dc:date>2016-10-16T13:43:00Z</dc:date>
    <meta:template xlink:href="Normal.dotm" xlink:type="simple"/>
    <meta:editing-cycles>9</meta:editing-cycles>
    <meta:editing-duration>PT11220S</meta:editing-duration>
    <meta:document-statistic meta:page-count="1" meta:paragraph-count="3" meta:word-count="264" meta:character-count="1715" meta:row-count="12" meta:non-whitespace-character-count="1454"/>
  </office:meta>
</office:document-meta>
</file>